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9.438cm" fo:min-width="4.28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9.941cm"/>
    </style:style>
    <style:style style:name="gr3" style:family="graphic" style:parent-style-name="standard">
      <style:graphic-properties svg:stroke-width="0.051cm" svg:stroke-color="#990000" draw:marker-start-width="0.355cm" draw:marker-end-width="0.355cm" draw:fill-color="#cc9999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5" style:family="graphic" style:parent-style-name="standard">
      <style:graphic-properties svg:stroke-width="0.051cm" svg:stroke-color="#801900" draw:marker-start-width="0.355cm" draw:marker-end-width="0.355cm" draw:fill-color="#cc9966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99" draw:marker-start-width="0.355cm" draw:marker-end-width="0.355cm" draw:fill-color="#9999cc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cccc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Liberation Sans1" fo:font-size="10pt" style:text-underline-style="none" style:font-size-asian="10pt" style:font-size-complex="10pt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7" style:family="paragraph">
      <loext:graphic-properties draw:fill-color="#cc9966"/>
      <style:paragraph-properties fo:text-align="center"/>
    </style:style>
    <style:style style:name="P8" style:family="paragraph">
      <loext:graphic-properties draw:fill-color="#9999cc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9900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9900" style:font-name="Liberation Sans1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cc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cc" style:font-name="Liberation Sans1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fo:color="#ff6600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9900ff" style:font-name="Liberation Sans1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8" style:family="text">
      <style:text-properties fo:color="#ff3333"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" style:family="text">
      <style:text-properties fo:color="#666666" style:font-name="Liberation Sans1" fo:font-size="6pt" fo:font-style="italic" style:text-underline-style="none" fo:font-weight="bold" style:font-size-asian="6pt" style:font-style-asian="italic" style:font-weight-asian="bold" style:font-size-complex="6pt" style:font-style-complex="italic" style:font-weight-complex="bold"/>
    </style:style>
    <style:style style:name="T10" style:family="text">
      <style:text-properties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8cm" svg:height="10.084cm" svg:x="1.47cm" svg:y="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4.320955255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964cm" svg:height="10.265cm" svg:x="7.066cm" svg:y="1.227cm">
          <draw:text-box>
            <text:p text:style-name="P2"><text:span text:style-name="T1">Command Line Arguments</text:span></text:p>
            <text:p text:style-name="P2"><text:span text:style-name="T2"/></text:p>
            <text:p text:style-name="P3"><text:span text:style-name="T3">Arguments specified on the command line have the final say for any user </text:span></text:p>
            <text:p text:style-name="P3"><text:span text:style-name="T3">preference.</text:span></text:p>
            <text:p text:style-name="P3"><text:span text:style-name="T3"/></text:p>
            <text:p text:style-name="P2"><text:span text:style-name="T4">User Configuration</text:span></text:p>
            <text:p text:style-name="P2"><text:span text:style-name="T5"/></text:p>
            <text:p text:style-name="P3"><text:span text:style-name="T3">The user configuration file overrides any of the previous settings.</text:span></text:p>
            <text:p text:style-name="P3"><text:span text:style-name="T3"/></text:p>
            <text:p text:style-name="P2"><text:span text:style-name="T6">Project Recommendations</text:span></text:p>
            <text:p text:style-name="P2"><text:span text:style-name="T7"/></text:p>
            <text:p text:style-name="P2"><text:span text:style-name="T3">While we try to keep project data and user preferences as separate as possible, in some cases it is convenient for the project to suggest a value, such as which artifact server to use.</text:span></text:p>
            <text:p text:style-name="P2"><text:span text:style-name="T3"/></text:p>
            <text:p text:style-name="P2"><text:span text:style-name="T8">Default Co</text:span><text:span text:style-name="T8">nfiguration</text:span></text:p>
            <text:p text:style-name="P2"><text:span text:style-name="T9"/></text:p>
            <text:p text:style-name="P2"><text:span text:style-name="T3">BuildStream ships an internal YAML file with the same structure as the user configuration file, this file specifies all of the default configurations.</text:span></text:p>
          </draw:text-box>
        </draw:frame>
        <draw:custom-shape draw:style-name="gr3" draw:text-style-name="P5" draw:layer="layout" svg:width="2.598cm" svg:height="1.27cm" svg:x="2.782cm" svg:y="9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" draw:id="id1" draw:layer="layout" svg:width="2.598cm" svg:height="1.27cm" svg:x="2.782cm" svg:y="9.513cm">
          <draw:text-box>
            <text:p text:style-name="P2"><text:span text:style-name="T10">Default Configuration</text:span></text:p>
          </draw:text-box>
        </draw:frame>
        <draw:custom-shape draw:style-name="gr5" draw:text-style-name="P7" draw:layer="layout" svg:width="2.598cm" svg:height="1.27cm" svg:x="2.783cm" svg:y="6.9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2" draw:id="id2" draw:layer="layout" svg:width="2.598cm" svg:height="1.27cm" svg:x="2.783cm" svg:y="6.914cm">
          <draw:text-box>
            <text:p text:style-name="P2"><text:span text:style-name="T10">Project Recommend</text:span></text:p>
          </draw:text-box>
        </draw:frame>
        <draw:custom-shape draw:style-name="gr6" draw:text-style-name="P8" xml:id="id3" draw:id="id3" draw:layer="layout" svg:width="2.598cm" svg:height="1.27cm" svg:x="2.782cm" svg:y="4.3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598cm" svg:height="1.27cm" svg:x="2.784cm" svg:y="4.315cm">
          <draw:text-box>
            <text:p text:style-name="P2"><text:span text:style-name="T10">User Configuration</text:span></text:p>
          </draw:text-box>
        </draw:frame>
        <draw:custom-shape draw:style-name="gr7" draw:text-style-name="P9" xml:id="id4" draw:id="id4" draw:layer="layout" svg:width="2.598cm" svg:height="1.27cm" svg:x="2.782cm" svg:y="1.8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598cm" svg:height="1.27cm" svg:x="2.784cm" svg:y="1.827cm">
          <draw:text-box>
            <text:p text:style-name="P2"><text:span text:style-name="T10">Command Line Arguments</text:span></text:p>
          </draw:text-box>
        </draw:frame>
        <draw:connector draw:style-name="gr8" draw:text-style-name="P10" draw:layer="layout" draw:type="curve" svg:x1="4.081cm" svg:y1="9.513cm" svg:x2="4.082cm" svg:y2="8.184cm" draw:start-shape="id1" draw:start-glue-point="0" draw:end-shape="id2" draw:end-glue-point="2" svg:d="M4081 9513c0-996 1-332 1-1329" svg:viewBox="0 0 2 1330">
          <text:p/>
        </draw:connector>
        <draw:connector draw:style-name="gr8" draw:text-style-name="P10" draw:layer="layout" draw:type="curve" svg:x1="4.082cm" svg:y1="6.914cm" svg:x2="4.081cm" svg:y2="5.607cm" draw:start-shape="id2" draw:start-glue-point="0" draw:end-shape="id3" draw:end-glue-point="2" svg:d="M4082 6914c0-960-1-307-1-1307" svg:viewBox="0 0 2 1308">
          <text:p/>
        </draw:connector>
        <draw:connector draw:style-name="gr8" draw:text-style-name="P10" draw:layer="layout" draw:type="curve" svg:x1="4.081cm" svg:y1="4.337cm" svg:x2="4.081cm" svg:y2="3.119cm" draw:start-shape="id3" draw:start-glue-point="0" draw:end-shape="id4" draw:end-glue-point="2" svg:d="M4081 4337v-1218" svg:viewBox="0 0 1 12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1:10:29.302145894</meta:creation-date>
    <meta:generator>LibreOffice/5.1.4.1$Linux_X86_64 LibreOffice_project/10m0$Build-1</meta:generator>
    <dc:date>2018-10-14T23:39:33.753303151</dc:date>
    <meta:editing-duration>PT9H10M9S</meta:editing-duration>
    <meta:editing-cycles>13</meta:editing-cycles>
    <meta:document-statistic meta:object-count="13"/>
  </office:meta>
</office:document-meta>
</file>